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fo:language="fi" fo:country="FI" officeooo:rsid="00049c85" officeooo:paragraph-rsid="00049c85"/>
    </style:style>
    <style:style style:name="P2" style:family="paragraph" style:parent-style-name="Standard">
      <style:paragraph-properties fo:line-height="115%"/>
      <style:text-properties fo:language="fi" fo:country="FI" fo:font-weight="bold" officeooo:rsid="00049c85" officeooo:paragraph-rsid="00049c85" style:font-weight-asian="bold" style:font-weight-complex="bold"/>
    </style:style>
    <style:style style:name="P3" style:family="paragraph" style:parent-style-name="Standard">
      <style:paragraph-properties fo:line-height="115%"/>
      <style:text-properties fo:language="fi" fo:country="FI" fo:font-weight="bold" officeooo:rsid="0006ef57" officeooo:paragraph-rsid="0006ef57" style:font-weight-asian="bold" style:font-weight-complex="bold"/>
    </style:style>
    <style:style style:name="P4" style:family="paragraph" style:parent-style-name="Standard">
      <style:paragraph-properties fo:line-height="115%"/>
      <style:text-properties fo:language="fi" fo:country="FI" officeooo:paragraph-rsid="00049c85"/>
    </style:style>
    <style:style style:name="P5" style:family="paragraph" style:parent-style-name="Footer">
      <style:paragraph-properties fo:text-align="end" style:justify-single-word="false"/>
      <style:text-properties fo:language="fi" fo:country="FI"/>
    </style:style>
    <style:style style:name="P6" style:family="paragraph" style:parent-style-name="Standard" style:list-style-name="L1">
      <style:paragraph-properties fo:line-height="115%"/>
      <style:text-properties fo:language="fi" fo:country="FI" officeooo:rsid="00049c85" officeooo:paragraph-rsid="00049c85"/>
    </style:style>
    <style:style style:name="P7" style:family="paragraph" style:parent-style-name="Standard" style:list-style-name="L2">
      <style:paragraph-properties fo:line-height="115%"/>
      <style:text-properties fo:language="fi" fo:country="FI" officeooo:rsid="00049c85" officeooo:paragraph-rsid="0006ef57"/>
    </style:style>
    <style:style style:name="P8" style:family="paragraph" style:parent-style-name="Standard" style:list-style-name="L3">
      <style:paragraph-properties fo:line-height="115%"/>
      <style:text-properties fo:language="fi" fo:country="FI" officeooo:paragraph-rsid="00049c85"/>
    </style:style>
    <style:style style:name="P9" style:family="paragraph" style:parent-style-name="Standard" style:list-style-name="L4">
      <style:paragraph-properties fo:line-height="115%"/>
      <style:text-properties fo:language="fi" fo:country="FI" officeooo:paragraph-rsid="0012db92"/>
    </style:style>
    <style:style style:name="P10" style:family="paragraph" style:parent-style-name="Standard">
      <style:paragraph-properties fo:line-height="115%"/>
      <style:text-properties fo:language="fi" fo:country="FI" officeooo:paragraph-rsid="000730a1"/>
    </style:style>
    <style:style style:name="P11" style:family="paragraph" style:parent-style-name="Standard" style:list-style-name="L5">
      <style:paragraph-properties fo:line-height="115%"/>
      <style:text-properties fo:language="fi" fo:country="FI" officeooo:paragraph-rsid="000cbd79"/>
    </style:style>
    <style:style style:name="P12" style:family="paragraph" style:parent-style-name="Standard">
      <style:paragraph-properties fo:line-height="115%"/>
      <style:text-properties fo:language="fi" fo:country="FI" officeooo:rsid="001c1af8" officeooo:paragraph-rsid="001c1af8"/>
    </style:style>
    <style:style style:name="P13" style:family="paragraph" style:parent-style-name="Standard">
      <style:paragraph-properties fo:line-height="115%"/>
      <style:text-properties fo:language="fi" fo:country="FI" officeooo:rsid="000cbd79" officeooo:paragraph-rsid="000cbd79"/>
    </style:style>
    <style:style style:name="P14" style:family="paragraph" style:parent-style-name="Standard" style:list-style-name="L5">
      <style:paragraph-properties fo:line-height="115%"/>
      <style:text-properties fo:language="fi" fo:country="FI" officeooo:rsid="000cbd79" officeooo:paragraph-rsid="000cbd79"/>
    </style:style>
    <style:style style:name="P15" style:family="paragraph" style:parent-style-name="Standard">
      <style:paragraph-properties fo:line-height="115%"/>
      <style:text-properties fo:language="fi" fo:country="FI" officeooo:rsid="000e1279" officeooo:paragraph-rsid="000e1279"/>
    </style:style>
    <style:style style:name="P16" style:family="paragraph" style:parent-style-name="Standard" style:list-style-name="L6">
      <style:paragraph-properties fo:line-height="115%"/>
      <style:text-properties fo:language="fi" fo:country="FI" officeooo:rsid="000e1279" officeooo:paragraph-rsid="000e1279"/>
    </style:style>
    <style:style style:name="P17" style:family="paragraph" style:parent-style-name="Standard" style:list-style-name="L7">
      <style:paragraph-properties fo:line-height="115%"/>
      <style:text-properties fo:language="fi" fo:country="FI" officeooo:rsid="000e1279" officeooo:paragraph-rsid="000e1279"/>
    </style:style>
    <style:style style:name="P18" style:family="paragraph" style:parent-style-name="Standard">
      <style:paragraph-properties fo:line-height="115%"/>
      <style:text-properties fo:language="fi" fo:country="FI" fo:font-weight="bold" officeooo:rsid="000e1279" officeooo:paragraph-rsid="000e1279" style:font-weight-asian="bold" style:font-weight-complex="bold"/>
    </style:style>
    <style:style style:name="P19" style:family="paragraph" style:parent-style-name="Standard">
      <style:paragraph-properties fo:line-height="115%"/>
      <style:text-properties fo:language="fi" fo:country="FI" fo:font-weight="bold" officeooo:rsid="0011042f" officeooo:paragraph-rsid="0011042f" style:font-weight-asian="bold" style:font-weight-complex="bold"/>
    </style:style>
    <style:style style:name="P20" style:family="paragraph" style:parent-style-name="Standard" style:list-style-name="L7">
      <style:paragraph-properties fo:line-height="115%"/>
      <style:text-properties fo:language="fi" fo:country="FI" officeooo:rsid="000ffb1f" officeooo:paragraph-rsid="000ffb1f"/>
    </style:style>
    <style:style style:name="P21" style:family="paragraph" style:parent-style-name="Standard">
      <style:paragraph-properties fo:line-height="115%"/>
      <style:text-properties fo:language="fi" fo:country="FI" officeooo:rsid="000ffb1f" officeooo:paragraph-rsid="000ffb1f"/>
    </style:style>
    <style:style style:name="P22" style:family="paragraph" style:parent-style-name="Standard" style:list-style-name="L8">
      <style:paragraph-properties fo:line-height="115%"/>
      <style:text-properties fo:language="fi" fo:country="FI" officeooo:rsid="0011042f" officeooo:paragraph-rsid="0011042f"/>
    </style:style>
    <style:style style:name="P23" style:family="paragraph" style:parent-style-name="Standard">
      <style:paragraph-properties fo:line-height="115%"/>
      <style:text-properties fo:language="fi" fo:country="FI" officeooo:rsid="0011042f" officeooo:paragraph-rsid="0011042f"/>
    </style:style>
    <style:style style:name="P24" style:family="paragraph" style:parent-style-name="Standard" style:list-style-name="L9">
      <style:paragraph-properties fo:line-height="115%"/>
      <style:text-properties fo:language="fi" fo:country="FI" officeooo:rsid="0011042f" officeooo:paragraph-rsid="0011042f"/>
    </style:style>
    <style:style style:name="P25" style:family="paragraph" style:parent-style-name="Standard" style:list-style-name="L5">
      <style:paragraph-properties fo:line-height="115%"/>
      <style:text-properties style:font-name="Liberation Serif" fo:language="fi" fo:country="FI" officeooo:rsid="000cbd79" officeooo:paragraph-rsid="000cbd79" style:font-name-asian="NSimSun" style:font-name-complex="Tahoma1"/>
    </style:style>
    <style:style style:name="T1" style:family="text">
      <style:text-properties officeooo:rsid="00049c85"/>
    </style:style>
    <style:style style:name="T2" style:family="text">
      <style:text-properties officeooo:rsid="0005dd13"/>
    </style:style>
    <style:style style:name="T3" style:family="text">
      <style:text-properties officeooo:rsid="0006ef5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dd13" style:font-weight-asian="normal" style:font-weight-complex="normal"/>
    </style:style>
    <style:style style:name="T6" style:family="text">
      <style:text-properties fo:language="fi" fo:country="FI"/>
    </style:style>
    <style:style style:name="T7" style:family="text">
      <style:text-properties fo:language="fi" fo:country="FI" officeooo:rsid="0006ef57"/>
    </style:style>
    <style:style style:name="T8" style:family="text">
      <style:text-properties fo:language="fi" fo:country="FI" officeooo:rsid="0006fac1"/>
    </style:style>
    <style:style style:name="T9" style:family="text">
      <style:text-properties fo:language="fi" fo:country="FI" fo:font-style="italic" officeooo:rsid="0006fac1" style:font-style-asian="italic" style:font-style-complex="italic"/>
    </style:style>
    <style:style style:name="T10" style:family="text">
      <style:text-properties fo:language="fi" fo:country="FI" officeooo:rsid="000730a1"/>
    </style:style>
    <style:style style:name="T11" style:family="text">
      <style:text-properties fo:language="fi" fo:country="FI" officeooo:rsid="000cbd79"/>
    </style:style>
    <style:style style:name="T12" style:family="text">
      <style:text-properties fo:language="fi" fo:country="FI" officeooo:rsid="000e1279"/>
    </style:style>
    <style:style style:name="T13" style:family="text">
      <style:text-properties fo:language="fi" fo:country="FI" fo:font-weight="bold" style:font-weight-asian="bold" style:font-weight-complex="bold"/>
    </style:style>
    <style:style style:name="T14" style:family="text">
      <style:text-properties fo:language="fi" fo:country="FI" fo:font-weight="bold" officeooo:rsid="0011042f" style:font-weight-asian="bold" style:font-weight-complex="bold"/>
    </style:style>
    <style:style style:name="T15" style:family="text">
      <style:text-properties fo:language="fi" fo:country="FI" fo:font-weight="bold" officeooo:rsid="00178240" style:font-weight-asian="bold" style:font-weight-complex="bold"/>
    </style:style>
    <style:style style:name="T16" style:family="text">
      <style:text-properties fo:language="fi" fo:country="FI" officeooo:rsid="0012db92"/>
    </style:style>
    <style:style style:name="T17" style:family="text">
      <style:text-properties fo:font-size="14pt" fo:language="fi" fo:country="FI" officeooo:rsid="0006fac1" style:font-size-asian="14pt" style:font-name-complex="Times New Roman" style:font-size-complex="14pt"/>
    </style:style>
    <style:style style:name="T18" style:family="text">
      <style:text-properties fo:font-size="14pt" fo:language="fi" fo:country="FI" officeooo:rsid="000e1279" style:font-size-asian="14pt" style:font-name-complex="Times New Roman" style:font-size-complex="14pt"/>
    </style:style>
    <style:style style:name="T19" style:family="text">
      <style:text-properties fo:font-size="14pt" officeooo:rsid="0006fac1" style:font-size-asian="14pt" style:font-name-complex="Times New Roman" style:font-size-complex="14pt"/>
    </style:style>
    <style:style style:name="T20" style:family="text">
      <style:text-properties fo:font-size="14pt" officeooo:rsid="000e1279" style:font-size-asian="14pt" style:font-name-complex="Times New Roman" style:font-size-complex="14pt"/>
    </style:style>
    <style:style style:name="T21" style:family="text">
      <style:text-properties style:font-name="Liberation Sans" fo:language="fi" fo:country="FI" style:font-name-asian="Liberation Sans" style:font-name-complex="Liberation Sans"/>
    </style:style>
    <style:style style:name="T22" style:family="text">
      <style:text-properties style:font-name="Liberation Sans" fo:language="fi" fo:country="FI" officeooo:rsid="000cbd79" style:font-name-asian="Liberation Sans" style:font-name-complex="Liberation Sans"/>
    </style:style>
    <style:style style:name="T23" style:family="text">
      <style:text-properties style:font-name="Liberation Sans" style:font-name-asian="Liberation Sans" style:font-name-complex="Liberation Sans"/>
    </style:style>
    <style:style style:name="T24" style:family="text">
      <style:text-properties style:font-name="Liberation Sans" officeooo:rsid="000cbd79" style:font-name-asian="Liberation Sans" style:font-name-complex="Liberation Sans"/>
    </style:style>
    <style:style style:name="T25" style:family="text">
      <style:text-properties style:font-name="Liberation Serif" fo:language="fi" fo:country="FI" style:font-name-asian="NSimSun" style:font-name-complex="Tahoma1"/>
    </style:style>
    <style:style style:name="T26" style:family="text">
      <style:text-properties style:font-name="Liberation Serif" fo:language="fi" fo:country="FI" officeooo:rsid="000cbd79" style:font-name-asian="NSimSun" style:font-name-complex="Tahoma1"/>
    </style:style>
    <style:style style:name="T27" style:family="text">
      <style:text-properties style:font-name="Liberation Serif" fo:language="fi" fo:country="FI" officeooo:rsid="000ffb1f" style:font-name-asian="NSimSun" style:font-name-complex="Tahoma1"/>
    </style:style>
    <style:style style:name="T28" style:family="text">
      <style:text-properties style:font-name="Liberation Serif" fo:language="fi" fo:country="FI" officeooo:rsid="00147d3c" style:font-name-asian="NSimSun" style:font-name-complex="Tahoma1"/>
    </style:style>
    <style:style style:name="T29" style:family="text">
      <style:text-properties style:font-name="Liberation Serif" fo:language="fi" fo:country="FI" officeooo:rsid="0015ff95" style:font-name-asian="NSimSun" style:font-name-complex="Tahoma1"/>
    </style:style>
    <style:style style:name="T30" style:family="text">
      <style:text-properties style:font-name="Liberation Serif" fo:language="fi" fo:country="FI" officeooo:rsid="00178240" style:font-name-asian="NSimSun" style:font-name-complex="Tahoma1"/>
    </style:style>
    <style:style style:name="T31" style:family="text">
      <style:text-properties style:font-name="Liberation Serif" fo:language="fi" fo:country="FI" officeooo:rsid="001894ae" style:font-name-asian="NSimSun" style:font-name-complex="Tahoma1"/>
    </style:style>
    <style:style style:name="T32" style:family="text">
      <style:text-properties style:font-name="Liberation Serif" fo:language="fi" fo:country="FI" officeooo:rsid="001a4852" style:font-name-asian="NSimSun" style:font-name-complex="Tahoma1"/>
    </style:style>
    <style:style style:name="T33" style:family="text">
      <style:text-properties style:font-name="Liberation Serif" fo:language="fi" fo:country="FI" officeooo:rsid="001c8c7c" style:font-name-asian="NSimSun" style:font-name-complex="Tahoma1"/>
    </style:style>
    <style:style style:name="T34" style:family="text">
      <style:text-properties style:font-name="Liberation Serif" fo:language="fi" fo:country="FI" fo:font-weight="bold" style:font-name-asian="NSimSun" style:font-weight-asian="bold" style:font-name-complex="Tahoma1" style:font-weight-complex="bold"/>
    </style:style>
    <style:style style:name="T35" style:family="text">
      <style:text-properties style:font-name="Liberation Serif" fo:language="fi" fo:country="FI" fo:font-weight="bold" officeooo:rsid="00178240" style:font-name-asian="NSimSun" style:font-weight-asian="bold" style:font-name-complex="Tahoma1" style:font-weight-complex="bold"/>
    </style:style>
    <style:style style:name="T36" style:family="text">
      <style:text-properties style:font-name="Liberation Serif" style:font-name-asian="NSimSun" style:font-name-complex="Tahoma1"/>
    </style:style>
    <style:style style:name="T37" style:family="text">
      <style:text-properties style:font-name="Liberation Serif" officeooo:rsid="000cbd79" style:font-name-asian="NSimSun" style:font-name-complex="Tahoma1"/>
    </style:style>
    <style:style style:name="T38" style:family="text">
      <style:text-properties style:font-name="Liberation Serif" officeooo:rsid="00147d3c" style:font-name-asian="NSimSun" style:font-name-complex="Tahoma1"/>
    </style:style>
    <style:style style:name="T39" style:family="text">
      <style:text-properties style:font-name="Liberation Serif" officeooo:rsid="001a4852" style:font-name-asian="NSimSun" style:font-name-complex="Tahoma1"/>
    </style:style>
    <style:style style:name="T40" style:family="text">
      <style:text-properties style:font-name="Liberation Serif" officeooo:rsid="00178240" style:font-name-asian="NSimSun" style:font-name-complex="Tahoma1"/>
    </style:style>
    <style:style style:name="T41" style:family="text">
      <style:text-properties style:font-name="Liberation Serif" officeooo:rsid="000ffb1f" style:font-name-asian="NSimSun" style:font-name-complex="Tahoma1"/>
    </style:style>
    <style:style style:name="T42" style:family="text">
      <style:text-properties style:font-name="Liberation Serif" officeooo:rsid="0015ff95" style:font-name-asian="NSimSun" style:font-name-complex="Tahoma1"/>
    </style:style>
    <style:style style:name="T43" style:family="text">
      <style:text-properties style:font-name="Liberation Serif" officeooo:rsid="001c8c7c" style:font-name-asian="NSimSun" style:font-name-complex="Tahoma1"/>
    </style:style>
    <style:style style:name="T44" style:family="text">
      <style:text-properties style:font-name="Liberation Serif" officeooo:rsid="001894ae" style:font-name-asian="NSimSun" style:font-name-complex="Tahoma1"/>
    </style:style>
    <style:style style:name="T45" style:family="text">
      <style:text-properties style:font-name="Liberation Serif" fo:font-weight="bold" style:font-name-asian="NSimSun" style:font-weight-asian="bold" style:font-name-complex="Tahoma1" style:font-weight-complex="bold"/>
    </style:style>
    <style:style style:name="T46" style:family="text">
      <style:text-properties style:font-name="Liberation Serif" fo:font-weight="bold" officeooo:rsid="00178240" style:font-name-asian="NSimSun" style:font-weight-asian="bold" style:font-name-complex="Tahoma1" style:font-weight-complex="bold"/>
    </style:style>
    <style:style style:name="T47" style:family="text">
      <style:text-properties officeooo:rsid="00178240"/>
    </style:style>
    <style:style style:name="T48" style:family="text">
      <style:text-properties officeooo:rsid="001c1af8"/>
    </style:style>
    <style:style style:name="T49" style:family="text">
      <style:text-properties officeooo:rsid="001c8c7c"/>
    </style:style>
    <style:style style:name="T50" style:family="text">
      <style:text-properties officeooo:rsid="000e1279"/>
    </style:style>
    <style:style style:name="T51" style:family="text">
      <style:text-properties officeooo:rsid="0006fac1"/>
    </style:style>
    <style:style style:name="T52" style:family="text">
      <style:text-properties fo:font-style="italic" officeooo:rsid="0006fac1" style:font-style-asian="italic" style:font-style-complex="italic"/>
    </style:style>
    <style:style style:name="T53" style:family="text">
      <style:text-properties officeooo:rsid="0012db92"/>
    </style:style>
    <style:style style:name="T54" style:family="text">
      <style:text-properties officeooo:rsid="000730a1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78240" style:font-weight-asian="bold" style:font-weight-complex="bold"/>
    </style:style>
    <style:style style:name="T57" style:family="text">
      <style:text-properties fo:font-weight="bold" officeooo:rsid="0011042f" style:font-weight-asian="bold" style:font-weight-complex="bold"/>
    </style:style>
    <style:style style:name="T58" style:family="text">
      <style:text-properties officeooo:rsid="000cbd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utkimussuunnitelma</text:p>
      <text:p text:style-name="P1">Mika Nyman</text:p>
      <text:p text:style-name="P1">1<text:span text:style-name="T48">7</text:span>.10.2024</text:p>
      <text:p text:style-name="P1"/>
      <text:p text:style-name="P1"/>
      <text:p text:style-name="P2"><text:span text:style-name="T47">1. </text:span>Tutki<text:span text:style-name="T48">muksen</text:span> aihe:</text:p>
      <text:list text:style-name="L1">
        <text:list-item>
          <text:p text:style-name="P6">Naisten mahdollisuudet toimia kulttuuriperintöinstituutioiden <text:span text:style-name="T3">palveluksessa</text:span> Afganistanissa</text:p>
        </text:list-item>
      </text:list>
      <text:p text:style-name="P1"/>
      <text:p text:style-name="P2"><text:span text:style-name="T47">2. </text:span>Tutki<text:span text:style-name="T48">muksen</text:span> käyttö:</text:p>
      <text:list text:style-name="L2">
        <text:list-item>
          <text:p text:style-name="P7">Tavoitteena on luoda edellytykset Afganistanin kansallismuseon ja kansainvälisen museoyhteisön <text:span text:style-name="T4">koulutusyhteistyölle</text:span>.</text:p>
        </text:list-item>
        <text:list-item>
          <text:p text:style-name="P7">Yhteistyön tavoitteena on vahvistaa Afganistanin kulttuuriperintöinstituutioiden kykyä suojella, tallentaa ja käyttää kulttuuriperinnön resursseja sekä fyysisessä <text:span text:style-name="T4">museoympäristössä</text:span> että <text:span text:style-name="T4">digitaalitekniikan</text:span> avulla.</text:p>
        </text:list-item>
        <text:list-item>
          <text:p text:style-name="P7">Koulutus pyritään toteuttamaan siten, että siihen osallistuu <text:span text:style-name="T4">sekä miehiä että naisia</text:span>.</text:p>
        </text:list-item>
        <text:list-item>
          <text:p text:style-name="P7"><text:span text:style-name="T2">Tutki</text:span><text:span text:style-name="T49">muksen</text:span><text:span text:style-name="T2"> yksi kehystys on </text:span><text:span text:style-name="T5">kulttuuridiplomatia</text:span><text:span text:style-name="T2">. Sen yhtenä tavoitteena on palauttaa ja vahvistaa kulttuurisuhteita maihin, jotka aiemmin ovat osoittaneen erityistä kiinnostusta Afganistaniin ja sen kulttuuriperintöön. Yksi tällainen maa on Japani.</text:span></text:p>
        </text:list-item>
      </text:list>
      <text:p text:style-name="P1"/>
      <text:p text:style-name="P3"><text:span text:style-name="T47">3. </text:span>Tutkimuskysymys:</text:p>
      <text:list text:style-name="L3">
        <text:list-item>
          <text:p text:style-name="P8"><text:span text:style-name="T3">Onko olemassa</text:span><text:span text:style-name="T1"> juridiset ja uskonopilliset perustelut sille, että naiset voivat kouluttautua ja toimia Afganistanin kansallismuseon ja maan muiden kulttuuriperintöinstituutioiden tehtävissä</text:span><text:span text:style-name="T3">?</text:span></text:p>
        </text:list-item>
      </text:list>
      <text:p text:style-name="P4"/>
      <text:p text:style-name="P3"><text:span text:style-name="T47">4. </text:span>Teoreettinen kehys:</text:p>
      <text:list text:style-name="L4">
        <text:list-item>
          <text:p text:style-name="P9"><text:span text:style-name="T3">Aiheeseen liittyviä teoreettisia kehyksiä olisivat feministinen teoria, ihmisoikeusteoria ja sosiaalinen oikeudenmukaisuusteoria. Näitä spesifim</text:span><text:span text:style-name="T50">m</text:span><text:span text:style-name="T3">in </text:span><text:span text:style-name="T51">aiheeseen soveltuu islamilainen feminismi.</text:span><text:span text:style-name="T3"> </text:span><text:span text:style-name="T51">Keskeisimmäksi kehystykseksi on kuitenkin valittu </text:span><text:span text:style-name="T52">maqasid al-sharia</text:span><text:span text:style-name="T51"> <text:line-break/>(</text:span><text:span text:style-name="T19">مقاصد</text:span><text:span text:style-name="T20"> </text:span><text:span text:style-name="T19">الشريعة</text:span><text:span text:style-name="T51">), joka tarkoittaa šarian tavoitteita</text:span><text:span text:style-name="T53">, ja joita ovat mm. elämän, järjen, uskonnon, omaisuuden ja jälkeläisten suojeleminen. Tämä kehys voidaan laajentaa koskemaan naisten oikeuksia.</text:span><text:span text:style-name="T54"> Tämä teoria on hyväksytty laajalti islamilaisessa oikeusperinteessä ja se on joustava tapa tarkastella uskonnollisia sääntöjä modernissa kontekstissa.</text:span></text:p>
        </text:list-item>
      </text:list>
      <text:p text:style-name="P10"/>
      <text:p text:style-name="P13"><text:span text:style-name="T56">5. </text:span><text:span text:style-name="T57">Soveltuvat t</text:span><text:span text:style-name="T55">utkimusmetodit:</text:span></text:p>
      <text:list text:style-name="L5">
        <text:list-item>
          <text:p text:style-name="P25">Lainsäädännön sisältöanalyysi, kohteena hyveiden edistämisen ja paheiden torjumisen laki</text:p>
        </text:list-item>
        <text:list-item>
          <text:p text:style-name="P11"><text:span text:style-name="T58">Islamilaisen oikeusperinteen analyysi (fiqh-analyysi) </text:span><text:span text:style-name="T24">–</text:span><text:span text:style-name="T37"> ensisijaisesti Afganistanissa vallitsevan hanafi-suunnan analyysi</text:span><text:span text:style-name="T38"> ottaen huomioon pataanikulttuurin (pashtunwali) vaikutuksen.</text:span></text:p>
        </text:list-item>
        <text:list-item>
          <text:p text:style-name="P14">Kvalitatiivinen tutkimus <text:span text:style-name="T23">–</text:span><text:span text:style-name="T36"> uskonnollisten ja oikeudellisten auktoriteettien haastattelu</text:span></text:p>
        </text:list-item>
        <text:list-item>
          <text:p text:style-name="P14"><text:span text:style-name="T36">Tapaustutkimus </text:span><text:span text:style-name="T23">–</text:span><text:span text:style-name="T36"> keskiössä Afganistanin kansallismuseo</text:span></text:p>
        </text:list-item>
        <text:list-item>
          <text:p text:style-name="P14"><text:span text:style-name="T36">Kvalitatiivinen kyselytutkimus </text:span><text:span text:style-name="T23">–</text:span><text:span text:style-name="T36"> kohteena naiset, joiden voisi olla mahdollista osallistua suunnitteilla olevaan koulutukseen. Erityisenä selvittelyn kohteena, miten hanafi-oikeus ja pataanikulttuuri (pashtunwali) kohdistuvat naisiin. Mitkä ovat naisten yksilölliset mahdollisuudet osallistua koulutukseen ja työhön.</text:span></text:p>
        </text:list-item>
      </text:list>
      <text:p text:style-name="P13"><text:span text:style-name="T36"/></text:p>
      <text:p text:style-name="P15"><text:soft-page-break/><text:span text:style-name="T46">6. </text:span><text:span text:style-name="T45">Aiheen rajaus:</text:span></text:p>
      <text:list text:style-name="L6">
        <text:list-item>
          <text:p text:style-name="P16"><text:span text:style-name="T36">Kaikki yllä esitetyt menetelmät tuovat lisävalaistusta tutkimuskysymykseen. Käsittely kuitenkin rajoitetaan kahteen ensimmäiseksi mainittuun (lainsäädännön sisältöanalyysi ja islamilaisen oikeusperinteen, käytännössä hanafi-suunnan </text:span><text:span text:style-name="T38">ja pashtunwalin </text:span><text:span text:style-name="T36">analyysi). Tämä työ muodostaa perustan</text:span><text:span text:style-name="T39"> myöhemmälle</text:span><text:span text:style-name="T36"> jatkotyölle, jonka sisältönä on aiheen analyysi kolmen viimeksi mainitun menetelmän avulla.</text:span></text:p>
        </text:list-item>
      </text:list>
      <text:p text:style-name="P15"><text:span text:style-name="T36"/></text:p>
      <text:p text:style-name="P18"><text:span text:style-name="T40">7. </text:span><text:span text:style-name="T36">Aineisto:</text:span></text:p>
      <text:list text:style-name="L7">
        <text:list-item>
          <text:p text:style-name="P17"><text:span text:style-name="T36">Ensisijaisena aineistona on </text:span><text:span text:style-name="T37">hyveiden edistämisen ja paheiden torjumisen laki</text:span><text:span text:style-name="T36"> sekä sen arabiankielinen kommentaariosa. </text:span><text:span text:style-name="T41">Lakiteksti on laajuudeltaan 114 sivua, kielinä dari ja pashtu. Alaviitemuotoinen kommentaariosa on arabiaa. Alaviitteitä on 144 kappaletta. Tavoitteeni on suomentaa nämä </text:span><text:span text:style-name="T42">alaviitteet </text:span><text:span text:style-name="T41">ja tutkia niitä rinnakkain lakitekstin kanssa. Tämä edellyttää myös darinkielisen tekstin raakakäännöstä.</text:span></text:p>
        </text:list-item>
        <text:list-item>
          <text:p text:style-name="P20"><text:span text:style-name="T36">Ennakko-olettamukseni on, että laki ilmaisee selkeästi naisiin kohdistuvat rajoitukset, mutta ei spesifioi heidän vapauksiaan. Vastausta tähän haetaan hanafi-suunnan fiqh-analyysista</text:span><text:span text:style-name="T42"> ottaen huomioon pashtunwalin vaikutuksen</text:span><text:span text:style-name="T36">.</text:span></text:p>
        </text:list-item>
      </text:list>
      <text:p text:style-name="P21"><text:span text:style-name="T36"/></text:p>
      <text:p text:style-name="P19"><text:span text:style-name="T40">8. </text:span><text:span text:style-name="T36">Johtopäätökset:</text:span></text:p>
      <text:list text:style-name="L8">
        <text:list-item>
          <text:p text:style-name="P22"><text:span text:style-name="T36">Selvittelyn johtopäätökset perutuvat edellä </text:span><text:span text:style-name="T40">(kpl 7) </text:span><text:span text:style-name="T36">esitettyjen aineistojen (kohdat 1 ja 2) </text:span><text:span text:style-name="T40">analyysiin yllä (kpl 5) esitetyin menetelmin (kohdat 1 ja 2).</text:span></text:p>
        </text:list-item>
      </text:list>
      <text:p text:style-name="P23"><text:span text:style-name="T36"/></text:p>
      <text:p text:style-name="P19"><text:span text:style-name="T40">9. </text:span><text:span text:style-name="T36">Tutki</text:span><text:span text:style-name="T43">muksen</text:span><text:span text:style-name="T36"> kieli:</text:span></text:p>
      <text:list text:style-name="L9">
        <text:list-item>
          <text:p text:style-name="P24"><text:span text:style-name="T36">Teksti kirjoitetaan englanniksi, mutta se on käännettävä persiaksi, koska Afganistanin kansallismuseon avainhenkilö (museon</text:span><text:span text:style-name="T44"> nykyinen</text:span><text:span text:style-name="T36"> johtaja) ei ole englannintaitoinen. Kaikki kommunikaatio hänen kanssaan tapahtuu persiaksi.</text:span></text:p>
        </text:list-item>
      </text:list>
      <text:p text:style-name="P15"><text:span text:style-name="T3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fi" fo:country="F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s/>/ <text:page-count>2</text:page-count><text:bookmark-end text:name="PageNumWizard_FOOTER_Default Page Style1"/></text:p>
      </style:footer>
      <style:footer-left>
        <text:p text:style-name="MP1"><text:bookmark-start text:name="PageNumWizard_FOOTER_Default Page Style2"/><text:page-number text:select-page="current">2</text:page-number><text:s/>/ <text:page-count>2</text:page-count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9:34:49.333000000</meta:creation-date>
    <dc:date>2024-10-17T14:56:44.982000000</dc:date>
    <meta:editing-duration>PT2H30M48S</meta:editing-duration>
    <meta:editing-cycles>18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31" meta:word-count="431" meta:character-count="3924" meta:non-whitespace-character-count="3536"/>
  </office:meta>
</office:document-meta>
</file>